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4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2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7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4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0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0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7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1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5.15cm" svg:x2="7.575cm" svg:y2="3.748cm" draw:start-shape="id1" draw:start-glue-point="11" draw:end-shape="id2" draw:end-glue-point="6" svg:d="M4387 5150l3188-1402" svg:viewBox="0 0 3189 1403">
          <text:p text:style-name="P1">2</text:p>
          <text:p text:style-name="P1"/>
        </draw:connector>
        <draw:connector draw:style-name="gr2" draw:text-style-name="P1" draw:layer="layout" draw:type="line" svg:x1="3.848cm" svg:y1="6.451cm" svg:x2="4.857cm" svg:y2="10.29cm" draw:start-shape="id1" draw:start-glue-point="8" draw:end-shape="id3" draw:end-glue-point="4" svg:d="M3848 6451l1009 3839" svg:viewBox="0 0 1010 3840">
          <text:p text:style-name="P1"><text:s text:c="4"/>2</text:p>
        </draw:connector>
        <draw:connector draw:style-name="gr2" draw:text-style-name="P1" draw:layer="layout" draw:type="line" svg:x1="4.61cm" svg:y1="5.689cm" svg:x2="8.201cm" svg:y2="7.966cm" draw:start-shape="id1" draw:start-glue-point="10" draw:end-shape="id4" draw:end-glue-point="5" svg:d="M4610 5689l3591 2277" svg:viewBox="0 0 3592 2278">
          <text:p text:style-name="P1"><text:s text:c="6"/>4</text:p>
        </draw:connector>
        <draw:connector draw:style-name="gr2" draw:text-style-name="P1" draw:layer="layout" draw:type="line" svg:x1="8.876cm" svg:y1="3.209cm" svg:x2="16.323cm" svg:y2="2.448cm" draw:start-shape="id2" draw:start-glue-point="11" draw:end-shape="id5" draw:end-glue-point="6" svg:d="M8876 3209l7447-761" svg:viewBox="0 0 7448 762">
          <text:p text:style-name="P1"/>
          <text:p text:style-name="P1">3</text:p>
        </draw:connector>
        <draw:connector draw:style-name="gr2" draw:text-style-name="P1" draw:layer="layout" draw:type="line" svg:x1="16.546cm" svg:y1="2.987cm" svg:x2="13.634cm" svg:y2="5.154cm" draw:start-shape="id5" draw:start-glue-point="7" draw:end-shape="id6" draw:end-glue-point="11" svg:d="M16546 2987l-2912 2167" svg:viewBox="0 0 2913 2168">
          <text:p text:style-name="P1"><text:s text:c="3"/></text:p>
          <text:p text:style-name="P1">1</text:p>
        </draw:connector>
        <draw:connector draw:style-name="gr2" draw:text-style-name="P1" draw:layer="layout" draw:type="line" svg:x1="8.876cm" svg:y1="4.287cm" svg:x2="12.333cm" svg:y2="5.693cm" draw:start-shape="id2" draw:start-glue-point="9" draw:end-shape="id6" draw:end-glue-point="6" svg:d="M8876 4287l3457 1406" svg:viewBox="0 0 3458 1407">
          <text:p text:style-name="P1">8</text:p>
          <text:p text:style-name="P1"/>
        </draw:connector>
        <draw:connector draw:style-name="gr2" draw:text-style-name="P1" draw:layer="layout" draw:type="line" svg:x1="13.634cm" svg:y1="6.232cm" svg:x2="17.427cm" svg:y2="8.308cm" draw:start-shape="id6" draw:start-glue-point="9" draw:end-shape="id7" draw:end-glue-point="6" svg:d="M13634 6232l3793 2076" svg:viewBox="0 0 3794 2077">
          <text:p text:style-name="P1"><text:s/>2</text:p>
          <text:p text:style-name="P1"/>
        </draw:connector>
        <draw:connector draw:style-name="gr2" draw:text-style-name="P1" draw:layer="layout" draw:type="line" svg:x1="17.085cm" svg:y1="3.21cm" svg:x2="18.189cm" svg:y2="7.546cm" draw:start-shape="id5" draw:start-glue-point="8" draw:end-shape="id7" draw:end-glue-point="4" svg:d="M17085 3210l1104 4336" svg:viewBox="0 0 1105 4337">
          <text:p text:style-name="P1"><text:s text:c="3"/>3</text:p>
        </draw:connector>
        <draw:connector draw:style-name="gr2" draw:text-style-name="P1" draw:layer="layout" draw:type="line" svg:x1="5.396cm" svg:y1="10.513cm" svg:x2="8.201cm" svg:y2="9.044cm" draw:start-shape="id3" draw:start-glue-point="11" draw:end-shape="id4" draw:end-glue-point="7" svg:d="M5396 10513l2805-1469" svg:viewBox="0 0 2806 1470">
          <text:p text:style-name="P1">4</text:p>
          <text:p text:style-name="P1"/>
        </draw:connector>
        <draw:connector draw:style-name="gr2" draw:text-style-name="P1" draw:layer="layout" draw:type="line" svg:x1="5.396cm" svg:y1="11.591cm" svg:x2="12.67cm" svg:y2="11.589cm" draw:start-shape="id3" draw:start-glue-point="9" draw:end-shape="id8" draw:end-glue-point="6" svg:d="M5396 11591l7274-2" svg:viewBox="0 0 7275 3">
          <text:p text:style-name="P1">1</text:p>
          <text:p text:style-name="P1"/>
        </draw:connector>
        <draw:connector draw:style-name="gr2" draw:text-style-name="P1" draw:layer="layout" draw:type="line" svg:x1="9.502cm" svg:y1="8.505cm" svg:x2="13.432cm" svg:y2="10.827cm" draw:start-shape="id4" draw:start-glue-point="10" draw:end-shape="id8" svg:d="M9502 8505l3930 2322" svg:viewBox="0 0 3931 2323">
          <text:p text:style-name="P1"><text:s/>6</text:p>
          <text:p text:style-name="P1"><text:s text:c="3"/></text:p>
        </draw:connector>
        <draw:connector draw:style-name="gr2" draw:text-style-name="P1" draw:layer="layout" draw:type="line" svg:x1="9.279cm" svg:y1="7.966cm" svg:x2="12.556cm" svg:y2="6.232cm" draw:start-shape="id4" draw:start-glue-point="11" draw:end-shape="id6" draw:end-glue-point="7" svg:d="M9279 7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2" draw:text-style-name="P1" draw:layer="layout" draw:type="line" svg:x1="13.971cm" svg:y1="11.05cm" svg:x2="17.65cm" svg:y2="8.847cm" draw:start-shape="id8" draw:start-glue-point="11" draw:end-shape="id7" draw:end-glue-point="7" svg:d="M13971 11050l3679-2203" svg:viewBox="0 0 3680 2204">
          <text:p text:style-name="P1"><text:s/>5</text:p>
          <text:p text:style-name="P1"/>
        </draw:connector>
        <draw:connector draw:style-name="gr2" draw:text-style-name="P1" draw:layer="layout" draw:type="curve" draw:line-skew="1.076cm" svg:x1="4.857cm" svg:y1="11.814cm" svg:x2="18.728cm" svg:y2="8.847cm" draw:start-shape="id3" draw:start-glue-point="8" draw:end-shape="id7" draw:end-glue-point="9" svg:d="M4857 11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2" draw:text-style-name="P1" draw:layer="layout" draw:type="curve" draw:line-skew="0.452cm" svg:x1="17.085cm" svg:y1="1.686cm" svg:x2="3.848cm" svg:y2="4.927cm" draw:start-shape="id5" draw:start-glue-point="4" draw:end-shape="id1" draw:end-glue-point="4" svg:d="M17085 1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0T15:59:08.739999763</dc:date>
    <dc:creator>elucterio </dc:creator>
    <meta:editing-duration>PT5M1S</meta:editing-duration>
    <meta:editing-cycles>5</meta:editing-cycles>
    <meta:generator>LibreOffice/4.2.8.2$Linux_X86_64 LibreOffice_project/420m0$Build-2</meta:generator>
    <meta:document-statistic meta:object-count="23"/>
  </office:meta>
</office:document-meta>
</file>